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eeSans1" svg:font-family="FreeSans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27863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27863" style:font-size-asian="14pt" style:font-size-complex="14pt"/>
    </style:style>
    <style:style style:name="P4" style:family="paragraph" style:parent-style-name="Standard">
      <style:text-properties fo:font-size="14pt" officeooo:paragraph-rsid="001298da" style:font-size-asian="14pt" style:font-size-complex="14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7" style:family="paragraph" style:parent-style-name="Standard">
      <style:text-properties fo:font-size="14pt" officeooo:paragraph-rsid="0014d6ff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22a0e0" officeooo:paragraph-rsid="0014d6ff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1fc47" style:font-weight-asian="bold" style:font-weight-complex="bold"/>
    </style:style>
    <style:style style:name="T4" style:family="text">
      <style:text-properties fo:font-weight="bold" officeooo:rsid="0031b331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1298da"/>
    </style:style>
    <style:style style:name="T8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6">ΑΙΤΗΣΗ</text:span><text:tab/><text:tab/><text:tab/><text:tab/><text:tab/><text:tab/><text:tab/></text:p>
      <text:p text:style-name="P2"/>
      <text:p text:style-name="P3">Επώνυμο: <text:span text:style-name="T2">[LAST_NAME]</text:span></text:p>
      <text:p text:style-name="P3">Όνομα: <text:span text:style-name="T2">[FIRST_NAME]</text:span></text:p>
      <text:p text:style-name="P3">Πατρώνυμο: <text:span text:style-name="T2">[FATHER_NAME]</text:span></text:p>
      <text:p text:style-name="P3">Κλάδος: <text:span text:style-name="T2">[SPECIALTY]</text:span></text:p>
      <text:p text:style-name="P2">Βαθμός……………………………………</text:p>
      <text:p text:style-name="P3">Οργανική Θέση: <text:span text:style-name="T2">[PRIMARY_SCHOOL]</text:span></text:p>
      <text:p text:style-name="P3">Θέση που υπηρετώ: <text:span text:style-name="T2">[SERVING_SCHOOL]</text:span></text:p>
      <text:p text:style-name="P4">Δ/νση κατοικίας: <text:span text:style-name="T2">[HOME_ADDRESS]</text:span></text:p>
      <text:p text:style-name="P4">Τηλέφωνο: <text:span text:style-name="T2">[MOBILE_PHONE]</text:span></text:p>
      <text:p text:style-name="P2"/>
      <text:p text:style-name="P2"/>
      <text:p text:style-name="P5"><text:span text:style-name="T2">ΘΕΜΑ</text:span>: <text:span text:style-name="T1">Χορήγηση άδειας αιμοληψίας-αιμοδοσίας(μέχρι 2 ημέρες)</text:span></text:p>
      <text:p text:style-name="P5"/>
      <text:p text:style-name="P6">ΠΡΟΣ</text:p>
      <text:p text:style-name="P2"/>
      <text:p text:style-name="P2"/>
      <text:p text:style-name="P2">Τ<text:span text:style-name="T7">ον</text:span> κ. Δ/ντή του <text:span text:style-name="T7">1ου ΕΠΑΛ Μοιρών</text:span></text:p>
      <text:p text:style-name="P2"/>
      <text:p text:style-name="P4">Παρακαλώ να μου χορηγήσετε άδεια <text:bookmark-start text:name="DDE_LINK"/>αιμοληψίας<text:bookmark-end text:name="DDE_LINK"/> βάσει του άρθρου 50 παρ.5 του Ν.3528/9-2-07 ΦΕΚ 26 τ.Α <text:span text:style-name="T8">για </text:span><text:span text:style-name="T3">[DURATION]</text:span> <text:s/>από <text:span text:style-name="T4">[START_DATE]</text:span> μέχρι <text:span text:style-name="T5">[END_DATE]</text:span> διότι</text:p>
      <text:p text:style-name="P4">............ ……………………………...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"/>
      <text:p text:style-name="P2"/>
      <text:p text:style-name="P2">Μαζί υποβάλλω και:</text:p>
      <text:p text:style-name="P2"/>
      <text:p text:style-name="P2">α) Βεβαίωση του Νοσοκομείου ή άλλης μονάδας αιμοληψίας για την ημερομηνία κάλυψης της έκτακτης <text:s/>ανάγκης αιμοληψίας </text:p>
      <text:p text:style-name="P2"/>
      <text:p text:style-name="P2"/>
      <text:p text:style-name="P2"/>
      <text:p text:style-name="P7">Ημερομηνία: ……………………………..</text:p>
      <text:p text:style-name="P7"/>
      <text:p text:style-name="P8">[APPLICANT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reeSans1" svg:font-family="FreeSans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Προεπιλεγμένη_20_γραμματοσειρά" style:display-name="Προεπιλεγμένη γραμματοσειρά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27863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3:58:00</meta:creation-date>
    <dc:creator>Ιωάννης Χαριτάκης</dc:creator>
    <dc:date>2017-10-31T05:40:24.050571145</dc:date>
    <meta:print-date>2008-04-03T09:59:00</meta:print-date>
    <meta:editing-cycles>34</meta:editing-cycles>
    <meta:editing-duration>P23DT22H20M38S</meta:editing-duration>
    <meta:generator>LibreOffice/5.3.6.1$Linux_X86_64 LibreOffice_project/30m0$Build-1</meta:generator>
    <meta:document-statistic meta:table-count="0" meta:image-count="0" meta:object-count="0" meta:page-count="1" meta:paragraph-count="22" meta:word-count="97" meta:character-count="854" meta:non-whitespace-character-count="768"/>
  </office:meta>
</office:document-meta>
</file>